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use-window-font-color="true" loext:opacity="0%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  <style:text-properties style:use-window-font-color="true" loext:opacity="0%"/>
    </style:style>
    <style:style style:name="P3" style:family="paragraph" style:parent-style-name="Text_20_body" style:list-style-name="L1">
      <style:paragraph-properties fo:margin-left="0in" fo:margin-right="0in" fo:margin-top="0.0626in" fo:margin-bottom="0in" style:contextual-spacing="false" fo:text-indent="0in" style:auto-text-indent="false" fo:padding="0in" fo:border="none"/>
      <style:text-properties style:use-window-font-color="true" loext:opacity="0%"/>
    </style:style>
    <style:style style:name="P4" style:family="paragraph" style:parent-style-name="Text_20_body" style:list-style-name="L1">
      <style:paragraph-properties fo:margin-left="0in" fo:margin-right="0in" fo:margin-top="0.0626in" fo:margin-bottom="0in" style:contextual-spacing="false" fo:line-height="140%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.0626in" fo:margin-bottom="0.1965in" style:contextual-spacing="false" fo:text-indent="0in" style:auto-text-indent="false" fo:padding="0in" fo:border="none"/>
      <style:text-properties style:use-window-font-color="true" loext:opacity="0%"/>
    </style:style>
    <style:style style:name="P6" style:family="paragraph" style:parent-style-name="Heading_20_2">
      <style:paragraph-properties fo:margin-left="0in" fo:margin-right="0in" fo:text-indent="0in" style:auto-text-indent="false"/>
      <style:text-properties style:use-window-font-color="true" loext:opacity="0%"/>
    </style:style>
    <style:style style:name="P7" style:family="paragraph" style:parent-style-name="Heading_20_3">
      <style:paragraph-properties fo:margin-left="0in" fo:margin-right="0in" fo:text-indent="0in" style:auto-text-indent="false"/>
      <style:text-properties style:use-window-font-color="true" loext:opacity="0%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  <style:text-properties style:use-window-font-color="true" loext:opacity="0%"/>
    </style:style>
    <style:style style:name="P9" style:family="paragraph" style:parent-style-name="Text_20_body" style:list-style-name="L2">
      <style:paragraph-properties fo:margin-left="0in" fo:margin-right="0in" fo:margin-top="0.0626in" fo:margin-bottom="0in" style:contextual-spacing="false" fo:text-indent="0in" style:auto-text-indent="false" fo:padding="0in" fo:border="none"/>
      <style:text-properties style:use-window-font-color="true" loext:opacity="0%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line-height="140%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text-indent="0in" style:auto-text-indent="false" fo:padding="0in" fo:border="none"/>
      <style:text-properties style:use-window-font-color="true" loext:opacity="0%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  <style:text-properties style:use-window-font-color="true" loext:opacity="0%"/>
    </style:style>
    <style:style style:name="P13" style:family="paragraph" style:parent-style-name="Text_20_body" style:list-style-name="L3">
      <style:paragraph-properties fo:margin-left="0in" fo:margin-right="0in" fo:margin-top="0.0626in" fo:margin-bottom="0in" style:contextual-spacing="false" fo:line-height="140%" fo:text-indent="0in" style:auto-text-indent="false" fo:padding="0in" fo:border="none"/>
    </style:style>
    <style:style style:name="P14" style:family="paragraph" style:parent-style-name="Text_20_body" style:list-style-name="L3">
      <style:paragraph-properties fo:margin-left="0in" fo:margin-right="0in" fo:text-indent="0in" style:auto-text-indent="false" fo:padding="0in" fo:border="none"/>
      <style:text-properties style:use-window-font-color="true" loext:opacity="0%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  <style:text-properties style:use-window-font-color="true" loext:opacity="0%"/>
    </style:style>
    <style:style style:name="P16" style:family="paragraph" style:parent-style-name="Text_20_body" style:list-style-name="L4">
      <style:paragraph-properties fo:margin-left="0in" fo:margin-right="0in" fo:margin-top="0.0626in" fo:margin-bottom="0in" style:contextual-spacing="false" fo:text-indent="0in" style:auto-text-indent="false" fo:padding="0in" fo:border="none"/>
      <style:text-properties style:use-window-font-color="true" loext:opacity="0%"/>
    </style:style>
    <style:style style:name="P17" style:family="paragraph" style:parent-style-name="Text_20_body" style:list-style-name="L4">
      <style:paragraph-properties fo:margin-left="0in" fo:margin-right="0in" fo:text-indent="0in" style:auto-text-indent="false" fo:padding="0in" fo:border="none"/>
      <style:text-properties style:use-window-font-color="true" loext:opacity="0%"/>
    </style:style>
    <style:style style:name="P18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  <style:text-properties style:use-window-font-color="true" loext:opacity="0%"/>
    </style:style>
    <style:style style:name="P19" style:family="paragraph" style:parent-style-name="Text_20_body" style:list-style-name="L5">
      <style:paragraph-properties fo:margin-left="0in" fo:margin-right="0in" fo:margin-top="0.0626in" fo:margin-bottom="0in" style:contextual-spacing="false" fo:text-indent="0in" style:auto-text-indent="false" fo:padding="0in" fo:border="none"/>
      <style:text-properties style:use-window-font-color="true" loext:opacity="0%"/>
    </style:style>
    <style:style style:name="P20" style:family="paragraph" style:parent-style-name="Text_20_body" style:list-style-name="L5">
      <style:paragraph-properties fo:margin-left="0in" fo:margin-right="0in" fo:text-indent="0in" style:auto-text-indent="false" fo:padding="0in" fo:border="none"/>
      <style:text-properties style:use-window-font-color="true" loext:opacity="0%"/>
    </style:style>
    <style:style style:name="P21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in" fo:border="none"/>
      <style:text-properties style:use-window-font-color="true" loext:opacity="0%"/>
    </style:style>
    <style:style style:name="P22" style:family="paragraph" style:parent-style-name="Text_20_body" style:list-style-name="L6">
      <style:paragraph-properties fo:margin-left="0in" fo:margin-right="0in" fo:margin-top="0in" fo:margin-bottom="0in" style:contextual-spacing="false" fo:line-height="140%" fo:text-indent="0in" style:auto-text-indent="false" fo:padding="0in" fo:border="none"/>
    </style:style>
    <style:style style:name="P23" style:family="paragraph" style:parent-style-name="Text_20_body" style:list-style-name="L6">
      <style:paragraph-properties fo:margin-left="0in" fo:margin-right="0in" fo:margin-top="0.0626in" fo:margin-bottom="0in" style:contextual-spacing="false" fo:line-height="140%" fo:text-indent="0in" style:auto-text-indent="false" fo:padding="0in" fo:border="none"/>
    </style:style>
    <style:style style:name="P24" style:family="paragraph" style:parent-style-name="Text_20_body" style:list-style-name="L6">
      <style:paragraph-properties fo:margin-left="0in" fo:margin-right="0in" fo:text-indent="0in" style:auto-text-indent="false" fo:padding="0in" fo:border="none"/>
      <style:text-properties style:use-window-font-color="true" loext:opacity="0%"/>
    </style:style>
    <style:style style:name="P25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in" fo:border="none"/>
      <style:text-properties style:use-window-font-color="true" loext:opacity="0%"/>
    </style:style>
    <style:style style:name="P26" style:family="paragraph" style:parent-style-name="Text_20_body" style:list-style-name="L7">
      <style:paragraph-properties fo:margin-left="0in" fo:margin-right="0in" fo:text-indent="0in" style:auto-text-indent="false" fo:padding="0in" fo:border="none"/>
      <style:text-properties style:use-window-font-color="true" loext:opacity="0%"/>
    </style:style>
    <style:style style:name="P27" style:family="paragraph" style:parent-style-name="Standard">
      <style:text-properties style:use-window-font-color="true" loext:opacity="0%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family="'Droid Sans Mono', monospace, monospace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">
        <style:list-level-properties text:space-before="0.2961in" text:min-label-width="0.1965in"/>
      </text:list-level-style-bullet>
      <text:list-level-style-bullet text:level="3" text:style-name="Bullet_20_Symbols" loext:num-list-format="%3%." style:num-suffix="." text:bullet-char="">
        <style:list-level-properties text:space-before="0.2961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">
        <style:list-level-properties text:space-before="0.2961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">
        <style:list-level-properties text:space-before="0.2961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">
        <style:list-level-properties text:space-before="0.2961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">
        <style:list-level-properties text:space-before="0.2961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">
        <style:list-level-properties text:space-before="0.2961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commended Starting Point (Practical Order)</text:h>
      <text:list text:style-name="L1">
        <text:list-item>
          <text:p text:style-name="P2">Freeze target architecture first (MVP)</text:p>
          <text:list>
            <text:list-item>
              <text:p text:style-name="P3">Input: FASTA file or single amino-acid sequence.</text:p>
            </text:list-item>
            <text:list-item>
              <text:p text:style-name="P4"><text:span text:style-name="T1">Step 1: Transformer embedder (e.g., </text:span><text:span text:style-name="Source_20_Text"><text:span text:style-name="T2">facebook/esm2_t33_650M_UR50D</text:span></text:span><text:span text:style-name="T1">).</text:span></text:p>
            </text:list-item>
            <text:list-item>
              <text:p text:style-name="P4"><text:span text:style-name="T1">Step 2: Classifier (</text:span><text:span text:style-name="Source_20_Text"><text:span text:style-name="T2">mlp</text:span></text:span><text:span text:style-name="T1"> first, then </text:span><text:span text:style-name="Source_20_Text"><text:span text:style-name="T2">cnn1d</text:span></text:span><text:span text:style-name="T1"> baseline comparison).</text:span></text:p>
            </text:list-item>
            <text:list-item>
              <text:p text:style-name="P3">Output: top-k GO terms + confidence + metrics (for batch/validation mode).</text:p>
            </text:list-item>
          </text:list>
        </text:list-item>
        <text:list-item>
          <text:p text:style-name="P2">Implement local embedding module before API/MLOps</text:p>
          <text:list>
            <text:list-item>
              <text:p text:style-name="P4"><text:span text:style-name="T1">Add a dedicated embedder component (</text:span><text:span text:style-name="Source_20_Text"><text:span text:style-name="T2">src/embeddings/</text:span></text:span><text:span text:style-name="T1">) with:</text:span></text:p>
              <text:list>
                <text:list-item>
                  <text:p text:style-name="P4"><text:span text:style-name="Source_20_Text"><text:span text:style-name="T2">embed_sequence(seq: str) -&gt; np.ndarray</text:span></text:span></text:p>
                </text:list-item>
                <text:list-item>
                  <text:p text:style-name="P4"><text:span text:style-name="Source_20_Text"><text:span text:style-name="T2">embed_fasta(path) -&gt; (ids, embeddings)</text:span></text:span></text:p>
                </text:list-item>
              </text:list>
            </text:list-item>
            <text:list-item>
              <text:p text:style-name="P4"><text:span text:style-name="T1">Cache embeddings to disk (</text:span><text:span text:style-name="Source_20_Text"><text:span text:style-name="T2">.npy</text:span></text:span><text:span text:style-name="T1">/</text:span><text:span text:style-name="Source_20_Text"><text:span text:style-name="T2">.npz</text:span></text:span><text:span text:style-name="T1">) keyed by model name + sequence hash.</text:span></text:p>
            </text:list-item>
            <text:list-item>
              <text:p text:style-name="P3">Keep pooling strategy explicit (CLS/mean/max); default to mean pooling over residues (excluding special tokens).</text:p>
            </text:list-item>
          </text:list>
        </text:list-item>
        <text:list-item>
          <text:p text:style-name="P2">Unify data contracts between step1 and step2</text:p>
          <text:list>
            <text:list-item>
              <text:p text:style-name="P3">Standardize one schema:</text:p>
              <text:list>
                <text:list-item>
                  <text:p text:style-name="P4"><text:span text:style-name="Source_20_Text"><text:span text:style-name="T2">protein_id</text:span></text:span><text:span text:style-name="T1">, </text:span><text:span text:style-name="Source_20_Text"><text:span text:style-name="T2">sequence</text:span></text:span><text:span text:style-name="T1">, </text:span><text:span text:style-name="Source_20_Text"><text:span text:style-name="T2">embedding</text:span></text:span><text:span text:style-name="T1">, </text:span><text:span text:style-name="Source_20_Text"><text:span text:style-name="T2">go_labels(optional)</text:span></text:span></text:p>
                </text:list-item>
              </text:list>
            </text:list-item>
            <text:list-item>
              <text:p text:style-name="P4"><text:span text:style-name="T1">Ensure embedding dimension is validated against config (</text:span><text:span text:style-name="Source_20_Text"><text:span text:style-name="T2">embedding_dim</text:span></text:span><text:span text:style-name="T1"> already exists in </text:span><text:span text:style-name="Source_20_Text"><text:span text:style-name="T2">src/config.py</text:span></text:span><text:span text:style-name="T1">).</text:span></text:p>
            </text:list-item>
          </text:list>
        </text:list-item>
        <text:list-item>
          <text:p text:style-name="P2">Train/evaluate with biological rigor</text:p>
          <text:list>
            <text:list-item>
              <text:p text:style-name="P3">Split by protein IDs to avoid leakage.</text:p>
            </text:list-item>
            <text:list-item>
              <text:p text:style-name="P3">Track micro/macro F1, PR-AUC, and per-ontology metrics (BP/MF/CC if labels allow).</text:p>
            </text:list-item>
            <text:list-item>
              <text:p text:style-name="P3">Tune decision threshold(s); don’t lock to 0.5 blindly for multilabel GO prediction.</text:p>
            </text:list-item>
            <text:list-item>
              <text:p text:style-name="P3">Flag class imbalance and long-tail GO terms early.</text:p>
            </text:list-item>
          </text:list>
        </text:list-item>
        <text:list-item>
          <text:p text:style-name="P2">Then wrap in API and MLOps layers</text:p>
          <text:list>
            <text:list-item>
              <text:p text:style-name="P4"><text:span text:style-name="T1">API first (</text:span><text:span text:style-name="Source_20_Text"><text:span text:style-name="T2">FastAPI</text:span></text:span><text:span text:style-name="T1">) with 2 endpoints:</text:span></text:p>
              <text:list>
                <text:list-item>
                  <text:p text:style-name="P4"><text:span text:style-name="Source_20_Text"><text:span text:style-name="T2">POST /embed</text:span></text:span><text:span text:style-name="T1"> (optional internal)</text:span></text:p>
                </text:list-item>
                <text:list-item>
                  <text:p text:style-name="P4"><text:span text:style-name="Source_20_Text"><text:span text:style-name="T2">POST /predict</text:span></text:span><text:span text:style-name="T1"> (sequence/fasta -&gt; GO predictions)</text:span></text:p>
                </text:list-item>
              </text:list>
            </text:list-item>
            <text:list-item>
              <text:p text:style-name="P3">Containerize inference image.</text:p>
            </text:list-item>
            <text:list-item>
              <text:p text:style-name="P4"><text:span text:style-name="T1">Add experiment tracking (</text:span><text:span text:style-name="Source_20_Text"><text:span text:style-name="T2">MLflow</text:span></text:span><text:span text:style-name="T1">) in training scripts.</text:span></text:p>
            </text:list-item>
            <text:list-item>
              <text:p text:style-name="P3">Add DVC only for large artifacts/datasets (embeddings, label matrices, trained models).</text:p>
            </text:list-item>
            <text:list-item>
              <text:p text:style-name="P5">Add CI (tests, lint, image build), then CD/K8s, then monitoring.</text:p>
            </text:list-item>
          </text:list>
        </text:list-item>
      </text:list>
      <text:h text:style-name="P6" text:outline-level="2"><text:soft-page-break/>4-Phase Roadmap</text:h>
      <text:h text:style-name="P7" text:outline-level="3">Phase A (Week 1): Core ML correctness</text:h>
      <text:list text:style-name="L2">
        <text:list-item>
          <text:p text:style-name="P8">Implement embedding generation from raw sequences.</text:p>
        </text:list-item>
        <text:list-item>
          <text:p text:style-name="P8">Extend train/predict scripts to accept either:</text:p>
          <text:list>
            <text:list-item>
              <text:p text:style-name="P9">precomputed embeddings (existing behavior), or</text:p>
            </text:list-item>
            <text:list-item>
              <text:p text:style-name="P9">on-the-fly embedding from FASTA.</text:p>
            </text:list-item>
          </text:list>
        </text:list-item>
        <text:list-item>
          <text:p text:style-name="P10"><text:span text:style-name="T1">Baseline model: </text:span><text:span text:style-name="Source_20_Text"><text:span text:style-name="T2">MLP</text:span></text:span><text:span text:style-name="T1"> + threshold tuning.</text:span></text:p>
        </text:list-item>
        <text:list-item>
          <text:p text:style-name="P11">Deliverable: reproducible offline notebook/script with metrics.</text:p>
        </text:list-item>
      </text:list>
      <text:h text:style-name="P7" text:outline-level="3">Phase B (Week 2): Reproducibility stack</text:h>
      <text:list text:style-name="L3">
        <text:list-item>
          <text:p text:style-name="P12">Add MLflow runs for params/metrics/artifacts.</text:p>
        </text:list-item>
        <text:list-item>
          <text:p text:style-name="P12">Add DVC pipelines/stages:</text:p>
          <text:list>
            <text:list-item>
              <text:p text:style-name="P13"><text:span text:style-name="Source_20_Text"><text:span text:style-name="T2">prepare_labels</text:span></text:span></text:p>
            </text:list-item>
            <text:list-item>
              <text:p text:style-name="P13"><text:span text:style-name="Source_20_Text"><text:span text:style-name="T2">embed_sequences</text:span></text:span></text:p>
            </text:list-item>
            <text:list-item>
              <text:p text:style-name="P13"><text:span text:style-name="Source_20_Text"><text:span text:style-name="T2">train</text:span></text:span></text:p>
            </text:list-item>
            <text:list-item>
              <text:p text:style-name="P13"><text:span text:style-name="Source_20_Text"><text:span text:style-name="T2">evaluate</text:span></text:span></text:p>
            </text:list-item>
          </text:list>
        </text:list-item>
        <text:list-item>
          <text:p text:style-name="P14">Deliverable: one-command reproducible training pipeline.</text:p>
        </text:list-item>
      </text:list>
      <text:h text:style-name="P7" text:outline-level="3">Phase C (Week 3): Serving</text:h>
      <text:list text:style-name="L4">
        <text:list-item>
          <text:p text:style-name="P15">Build FastAPI inference service:</text:p>
          <text:list>
            <text:list-item>
              <text:p text:style-name="P16">request validation (AA alphabet, length constraints, FASTA parsing)</text:p>
            </text:list-item>
            <text:list-item>
              <text:p text:style-name="P16">batching for throughput</text:p>
            </text:list-item>
            <text:list-item>
              <text:p text:style-name="P16">response with top-k GO + confidences + model metadata</text:p>
            </text:list-item>
          </text:list>
        </text:list-item>
        <text:list-item>
          <text:p text:style-name="P15">Dockerize service.</text:p>
        </text:list-item>
        <text:list-item>
          <text:p text:style-name="P17">Deliverable: local API container working end-to-end.</text:p>
        </text:list-item>
      </text:list>
      <text:h text:style-name="P7" text:outline-level="3">Phase D (Week 4): Production ops</text:h>
      <text:list text:style-name="L5">
        <text:list-item>
          <text:p text:style-name="P18">GitHub Actions: tests, lint, Docker build, security scan.</text:p>
        </text:list-item>
        <text:list-item>
          <text:p text:style-name="P18">Kubernetes deployment (CPU/GPU profiles).</text:p>
        </text:list-item>
        <text:list-item>
          <text:p text:style-name="P18">Grafana monitoring via Prometheus metrics:</text:p>
          <text:list>
            <text:list-item>
              <text:p text:style-name="P19">latency, throughput, error rate</text:p>
            </text:list-item>
            <text:list-item>
              <text:p text:style-name="P19">sequence length distribution</text:p>
            </text:list-item>
            <text:list-item>
              <text:p text:style-name="P19">confidence drift / prediction entropy</text:p>
            </text:list-item>
          </text:list>
        </text:list-item>
        <text:list-item>
          <text:p text:style-name="P20">Deliverable: deployable inference stack with observability.</text:p>
        </text:list-item>
      </text:list>
      <text:h text:style-name="P6" text:outline-level="2">What To Do Today (first concrete tasks)</text:h>
      <text:list text:style-name="L6">
        <text:list-item>
          <text:p text:style-name="P21">Define embedding model + pooling strategy in config.</text:p>
        </text:list-item>
        <text:list-item>
          <text:p text:style-name="P22"><text:soft-page-break/><text:span text:style-name="T1">Build a small </text:span><text:span text:style-name="Source_20_Text"><text:span text:style-name="T2">embed_fasta</text:span></text:span><text:span text:style-name="T1"> CLI to output:</text:span></text:p>
          <text:list>
            <text:list-item>
              <text:p text:style-name="P23"><text:span text:style-name="Source_20_Text"><text:span text:style-name="T2">train_embeddings.npy</text:span></text:span><text:span text:style-name="T1">, </text:span><text:span text:style-name="Source_20_Text"><text:span text:style-name="T2">train_ids.npy</text:span></text:span></text:p>
            </text:list-item>
            <text:list-item>
              <text:p text:style-name="P23"><text:span text:style-name="Source_20_Text"><text:span text:style-name="T2">test_embeddings.npy</text:span></text:span><text:span text:style-name="T1">, </text:span><text:span text:style-name="Source_20_Text"><text:span text:style-name="T2">test_ids.npy</text:span></text:span></text:p>
            </text:list-item>
          </text:list>
        </text:list-item>
        <text:list-item>
          <text:p text:style-name="P21">Run one full experiment using existing training code with those files.</text:p>
        </text:list-item>
        <text:list-item>
          <text:p text:style-name="P24">Log metrics and save thresholded evaluation report.</text:p>
        </text:list-item>
      </text:list>
      <text:h text:style-name="P6" text:outline-level="2">Critical Confounders to handle early</text:h>
      <text:list text:style-name="L7">
        <text:list-item>
          <text:p text:style-name="P25">Ontology hierarchy: flat multilabel loss ignores GO DAG constraints.</text:p>
        </text:list-item>
        <text:list-item>
          <text:p text:style-name="P25">Label imbalance: frequent-term bias can inflate micro-F1.</text:p>
        </text:list-item>
        <text:list-item>
          <text:p text:style-name="P25">Sequence truncation: long proteins can exceed transformer context.</text:p>
        </text:list-item>
        <text:list-item>
          <text:p text:style-name="P25">Data leakage: avoid split artifacts by homologous proteins where possible.</text:p>
        </text:list-item>
        <text:list-item>
          <text:p text:style-name="P26">Threshold calibration: global vs per-term threshold significantly changes F1.</text:p>
        </text:list-item>
      </text:list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12:18:04.987252637</meta:creation-date>
    <meta:generator>LibreOffice/25.8.5.2$Linux_X86_64 LibreOffice_project/580$Build-2</meta:generator>
    <dc:date>2026-03-24T16:49:02.761855918</dc:date>
    <meta:editing-duration>PT28S</meta:editing-duration>
    <meta:editing-cycles>2</meta:editing-cycles>
    <meta:document-statistic meta:table-count="0" meta:image-count="0" meta:object-count="0" meta:page-count="3" meta:paragraph-count="73" meta:word-count="512" meta:character-count="3494" meta:non-whitespace-character-count="3120"/>
  </office:meta>
</office:document-meta>
</file>